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ControlImpl.insertAccount( Account ac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ountControlImpl.updateAccount( Account ac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ountControlImpl.getAccount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ountControlImpl.doInsertAccount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ControlImpl.doUpdateAccount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ControlImpl.checkAccountExist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